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6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0080" style:text-align-source="fix" style:repeat-content="false" fo:border="0.06pt solid #000000"/>
      <style:paragraph-properties fo:text-align="center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oarse</text:p>
          </table:table-cell>
          <table:table-cell table:style-name="ce5" office:value-type="string" calcext:value-type="string">
            <text:p>Fi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Volum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Pulse Width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Volum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Pulse Width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Fin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utoff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sonance 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nvelope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Releas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Sustain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Dec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Atta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Releas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Sustain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Dec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Atta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 B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lid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Velocit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Velocit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dulation dela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frequency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brato amount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son detune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rpeggiator clock</text:p>
          </table:table-cell>
          <table:table-cell table:style-name="ce6" office:value-type="string" calcext:value-type="string">
            <text:p>Continuous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a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Triangl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A Squar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a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Triangl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sc B Sq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ync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Oscillator A Destinati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 Mod Filter Destinati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hap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Speed Rang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FO Mode Destination 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yboard Filter Tracking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Exponential/Linea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lter EG Fast/Slo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Exponential/Linear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p EG Fast/Slow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ison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igner Priority Mod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tch bender semitones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itch bender target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ulation wheel rang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sc pitch mode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ulation wheel target</text:p>
          </table:table-cell>
          <table:table-cell table:style-name="ce6" office:value-type="string" calcext:value-type="string">
            <text:p>Stepped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16:47:38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4-04-07T21:44:15.682000000</meta:creation-date>
    <dc:date>2014-05-25T16:52:27.225000000</dc:date>
    <dc:creator>Fabrice GUILHAUME</dc:creator>
    <meta:editing-duration>PT1M26S</meta:editing-duration>
    <meta:editing-cycles>4</meta:editing-cycles>
    <meta:generator>LibreOffice/4.2.2.1$Windows_x86 LibreOffice_project/3be8cda0bddd8e430d8cda1ebfd581265cca5a0f</meta:generator>
    <meta:document-statistic meta:table-count="1" meta:cell-count="220" meta:object-count="0"/>
  </office:meta>
</office:document-meta>
</file>